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8pt" officeooo:rsid="0008fd51" officeooo:paragraph-rsid="0008fd51" style:font-size-asian="18pt" style:font-size-complex="18pt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>
      <style:text-properties fo:color="#c9211e" loext:opacity="100%" fo:font-size="18pt" officeooo:rsid="0008fd51" officeooo:paragraph-rsid="0008fd51" style:font-size-asian="18pt" style:font-size-complex="18pt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</text:p>
      <text:p text:style-name="P3"><text:span text:style-name="Strong_20_Emphasis"><text:span text:style-name="T1">Ricerca delle parole chiave</text:span></text:span>: Identifica le parole chiave pertinenti per il tuo settore e il tuo pubblico di destinazione. Utilizza strumenti come Google Keyword Planner, SEMrush o Ahrefs per trovare parole chiave rilevanti con un buon volume di ricerca e bassa competizione.</text:p>
      <text:list text:style-name="L1">
        <text:list-item>
          <text:p text:style-name="P2"><text:span text:style-name="Strong_20_Emphasis"><text:span text:style-name="T1">Contenuto di alta qualità</text:span></text:span>: Crea contenuti originali, informativi e di valore per i tuoi utenti. Assicurati che il tuo contenuto risponda alle domande e ai bisogni del tuo pubblico di riferimento. Usa parole chiave in modo naturale e evita il keyword stuffing.</text:p>
        </text:list-item>
        <text:list-item>
          <text:p text:style-name="P2"><text:span text:style-name="Strong_20_Emphasis"><text:span text:style-name="T1">Ottimizzazione on-page</text:span></text:span>: Ottimizza ogni pagina del tuo sito web per le parole chiave target. Ciò include l'ottimizzazione dei titoli delle pagine, delle meta description, degli URL, degli heading tags (H1, H2, etc.), e l'ottimizzazione delle immagini con testo alternativo (alt text).</text:p>
        </text:list-item>
        <text:list-item>
          <text:p text:style-name="P2"><text:span text:style-name="Strong_20_Emphasis"><text:span text:style-name="T1">Struttura del sito</text:span></text:span>: Assicurati che il tuo sito abbia una struttura chiara e intuitiva per gli utenti e per i motori di ricerca. Utilizza una gerarchia logica di pagine e sottopagine, e assicurati che le tue pagine siano collegate in modo coerente tramite link interni.</text:p>
        </text:list-item>
        <text:list-item>
          <text:p text:style-name="P2"><text:span text:style-name="Strong_20_Emphasis"><text:span text:style-name="T1">Velocità del sito</text:span></text:span>: La velocità di caricamento del sito è un fattore importante per l'esperienza dell'utente e per il posizionamento nei motori di ricerca. Ottimizza le immagini, riduci il numero di plugin e script non essenziali, e considera l'utilizzo di una CDN (Content Delivery Network) per migliorare la velocità del sito.</text:p>
        </text:list-item>
        <text:list-item>
          <text:p text:style-name="P2"><text:span text:style-name="Strong_20_Emphasis"><text:span text:style-name="T1">Mobile-friendliness</text:span></text:span>: Assicurati che il tuo sito sia ottimizzato per dispositivi mobili. Con sempre più persone che accedono a internet tramite smartphone e tablet, i motori di ricerca favoriscono i siti web che offrono un'esperienza ottimale su dispositivi mobili.</text:p>
        </text:list-item>
        <text:list-item>
          <text:p text:style-name="P2"><text:span text:style-name="Strong_20_Emphasis"><text:span text:style-name="T1">Backlink di qualità</text:span></text:span>: Cerca di ottenere backlink da siti web autorevoli e pertinenti al tuo settore. I backlink da fonti affidabili possono aiutare a migliorare l'autorità del tuo sito agli occhi dei motori di ricerca.</text:p>
        </text:list-item>
        <text:list-item>
          <text:p text:style-name="P2"><text:span text:style-name="Strong_20_Emphasis"><text:span text:style-name="T1">Utilizzo dei social media</text:span></text:span>: Utilizza i social media per promuovere il tuo contenuto e aumentare la visibilità del tuo sito web. Anche se i social signal non sono un fattore di ranking diretto, una presenza attiva sui social media può contribuire indirettamente al successo del tuo sito.</text:p>
        </text:list-item>
        <text:list-item>
          <text:p text:style-name="P2"><text:span text:style-name="Strong_20_Emphasis"><text:span text:style-name="T1">Monitoraggio e analisi</text:span></text:span>: Utilizza strumenti come Google Analytics e Google Search Console per monitorare le prestazioni del tuo sito web. Analizza i dati per identificare le aree che richiedono miglioramenti e adatta la tua strategia di conseguenza.</text:p>
        </text:list-item>
        <text:list-item>
          <text:p text:style-name="P2"><text:span text:style-name="Strong_20_Emphasis"><text:span text:style-name="T1">Aggiornamento costante</text:span></text:span>: Mantieni il tuo sito web aggiornato con nuovi contenuti, aggiornamenti tecnici e ottimizzazioni. I motori di ricerca tendono a premiare i siti web che forniscono contenuti freschi e aggiornati.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4:47:41.024000000</meta:creation-date>
    <dc:date>2024-04-23T17:16:21.651000000</dc:date>
    <meta:editing-duration>PT2H28M40S</meta:editing-duration>
    <meta:editing-cycles>1</meta:editing-cycles>
    <meta:document-statistic meta:table-count="0" meta:image-count="0" meta:object-count="0" meta:page-count="2" meta:paragraph-count="11" meta:word-count="419" meta:character-count="2663" meta:non-whitespace-character-count="2264"/>
    <meta:generator>LibreOffice/7.6.2.1$Windows_X86_64 LibreOffice_project/56f7684011345957bbf33a7ee678afaf4d2ba333</meta:generator>
  </office:meta>
</office:document-meta>
</file>